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500000173489B9FB9F20238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15cm, 0cm, 0.17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quema de la Base de Datos</text:h>
      <text:p text:style-name="Text_20_body"><draw:frame draw:style-name="fr1" draw:name="Imagen1" text:anchor-type="char" svg:x="0.113cm" svg:y="0.556cm" svg:width="16.748cm" svg:height="6.325cm" draw:z-index="0"><draw:image xlink:href="Pictures/10000201000003E500000173489B9FB9F20238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9:33:47.949466569</meta:creation-date>
    <meta:generator>LibreOffice/6.4.7.2$Linux_X86_64 LibreOffice_project/40$Build-2</meta:generator>
    <dc:date>2021-07-05T15:46:14.486874376</dc:date>
    <meta:editing-duration>PT2M20S</meta:editing-duration>
    <meta:editing-cycles>1</meta:editing-cycles>
    <meta:document-statistic meta:table-count="0" meta:image-count="1" meta:object-count="0" meta:page-count="1" meta:paragraph-count="1" meta:word-count="6" meta:character-count="27" meta:non-whitespace-character-count="22"/>
  </office:meta>
</office:document-meta>
</file>